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00000003D8A85F52F9E15E3CA.png" manifest:media-type="image/png"/>
  <manifest:file-entry manifest:full-path="Pictures/10000201000000830000002E7DD2CE388B68599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2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33cm" fo:margin-left="0.037cm" fo:margin-right="0.03cm" table:align="margins" style:writing-mode="lr-tb"/>
    </style:style>
    <style:style style:name="Tableau1.A" style:family="table-column">
      <style:table-column-properties style:column-width="4.073cm" style:rel-column-width="15762*"/>
    </style:style>
    <style:style style:name="Tableau1.B" style:family="table-column">
      <style:table-column-properties style:column-width="2.223cm" style:rel-column-width="8601*"/>
    </style:style>
    <style:style style:name="Tableau1.C" style:family="table-column">
      <style:table-column-properties style:column-width="8.255cm" style:rel-column-width="31948*"/>
    </style:style>
    <style:style style:name="Tableau1.D" style:family="table-column">
      <style:table-column-properties style:column-width="2.383cm" style:rel-column-width="9224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3" style:family="table-row">
      <style:table-row-properties style:row-height="1.161cm" fo:keep-together="auto"/>
    </style:style>
    <style:style style:name="Tableau1.D4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6.96cm" fo:margin-left="0.011cm" fo:margin-right="0.03cm" table:align="margins" style:writing-mode="lr-tb"/>
    </style:style>
    <style:style style:name="Tableau2.A" style:family="table-column">
      <style:table-column-properties style:column-width="16.96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96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96cm" style:type="right"/>
        </style:tab-stops>
      </style:paragraph-properties>
      <style:text-properties fo:font-size="9pt" fo:language="zxx" fo:country="none" style:font-size-asian="9pt" style:language-asian="zxx" style:country-asian="none" style:font-size-complex="9pt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officeooo:paragraph-rsid="001c916b"/>
    </style:style>
    <style:style style:name="P6" style:family="paragraph" style:parent-style-name="Standard">
      <style:paragraph-properties>
        <style:tab-stops>
          <style:tab-stop style:position="1.635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style:snap-to-layout-grid="false">
        <style:tab-stops>
          <style:tab-stop style:position="1.635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6.1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3.93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line-height="0.37cm" fo:keep-together="always"/>
    </style:style>
    <style:style style:name="P12" style:family="paragraph" style:parent-style-name="Standard">
      <style:paragraph-properties fo:line-height="0.37cm" fo:text-align="start" style:justify-single-word="false" fo:keep-together="always">
        <style:tab-stops>
          <style:tab-stop style:position="8.89cm"/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0.37cm" fo:keep-together="always"/>
      <style:text-properties fo:font-weight="bold" style:font-weight-asian="bold" style:font-name-complex="Arial"/>
    </style:style>
    <style:style style:name="P14" style:family="paragraph" style:parent-style-name="Standard">
      <style:paragraph-properties>
        <style:tab-stops>
          <style:tab-stop style:position="7.938cm"/>
        </style:tab-stops>
      </style:paragraph-properties>
      <style:text-properties fo:font-weight="bold" style:font-weight-asian="bold" style:font-name-complex="Arial"/>
    </style:style>
    <style:style style:name="P15" style:family="paragraph" style:parent-style-name="Standard">
      <style:text-properties style:font-name-complex="Ari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style:snap-to-layout-grid="false"/>
    </style:style>
    <style:style style:name="P18" style:family="paragraph" style:parent-style-name="Standard">
      <style:paragraph-properties>
        <style:tab-stops>
          <style:tab-stop style:position="2.667cm"/>
        </style:tab-stops>
      </style:paragraph-properties>
    </style:style>
    <style:style style:name="P19" style:family="paragraph" style:parent-style-name="Standard">
      <style:paragraph-properties style:snap-to-layout-grid="false">
        <style:tab-stops>
          <style:tab-stop style:position="1.635cm" style:type="right" style:leader-style="dotted" style:leader-text="."/>
        </style:tab-stops>
      </style:paragraph-properties>
      <style:text-properties officeooo:rsid="00167713" officeooo:paragraph-rsid="00167713"/>
    </style:style>
    <style:style style:name="P20" style:family="paragraph" style:parent-style-name="Standard">
      <style:paragraph-properties style:snap-to-layout-grid="false">
        <style:tab-stops>
          <style:tab-stop style:position="7.747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style:font-name-complex="Arial"/>
    </style:style>
    <style:style style:name="P22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officeooo:paragraph-rsid="000af909" style:font-name-complex="Arial"/>
    </style:style>
    <style:style style:name="P23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officeooo:paragraph-rsid="000af909"/>
    </style:style>
    <style:style style:name="P24" style:family="paragraph" style:parent-style-name="Standard">
      <style:paragraph-properties fo:margin-top="0cm" fo:margin-bottom="0.106cm" loext:contextual-spacing="false" fo:text-align="start" style:justify-single-word="false"/>
    </style:style>
    <style:style style:name="P25" style:family="paragraph" style:parent-style-name="Standard">
      <style:paragraph-properties fo:margin-top="0cm" fo:margin-bottom="0.106cm" loext:contextual-spacing="false"/>
      <style:text-properties style:font-name-complex="Arial"/>
    </style:style>
    <style:style style:name="P26" style:family="paragraph" style:parent-style-name="Standard">
      <style:paragraph-properties fo:margin-top="0.423cm" fo:margin-bottom="1.411cm" loext:contextual-spacing="false" fo:text-align="start" style:justify-single-word="false">
        <style:tab-stops>
          <style:tab-stop style:position="2.223cm"/>
          <style:tab-stop style:position="7.541cm" style:leader-style="dotted" style:leader-text="."/>
          <style:tab-stop style:position="9.022cm"/>
        </style:tab-stops>
      </style:paragraph-properties>
      <style:text-properties fo:font-weight="bold" style:font-weight-asian="bold" style:font-name-complex="Arial"/>
    </style:style>
    <style:style style:name="P27" style:family="paragraph" style:parent-style-name="Titre_20_tableau">
      <style:paragraph-properties style:snap-to-layout-grid="false"/>
    </style:style>
    <style:style style:name="P28" style:family="paragraph" style:parent-style-name="Encadré_20_central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top="0.212cm" fo:margin-bottom="0.212cm" loext:contextual-spacing="false" fo:line-height="0.37cm" fo:keep-together="always"/>
      <style:text-properties style:font-name-complex="Arial"/>
    </style:style>
    <style:style style:name="P30" style:family="paragraph" style:parent-style-name="Standard">
      <style:paragraph-properties fo:margin-top="0.847cm" fo:margin-bottom="0.423cm" loext:contextual-spacing="false" fo:text-align="start" style:justify-single-word="false"/>
      <style:text-properties fo:font-weight="bold" style:font-weight-asian="bold" style:font-name-complex="Arial"/>
    </style:style>
    <style:style style:name="P31" style:family="paragraph" style:parent-style-name="Standard">
      <style:paragraph-properties fo:margin-top="0.423cm" fo:margin-bottom="0.212cm" loext:contextual-spacing="false" fo:text-align="start" style:justify-single-word="false" style:snap-to-layout-grid="false">
        <style:tab-stops>
          <style:tab-stop style:position="2.223cm"/>
          <style:tab-stop style:position="7.541cm" style:leader-style="dotted" style:leader-text="."/>
          <style:tab-stop style:position="9.022cm"/>
        </style:tab-stops>
      </style:paragraph-properties>
      <style:text-properties fo:font-weight="bold" style:font-weight-asian="bold" style:font-name-complex="Arial"/>
    </style:style>
    <style:style style:name="P32" style:family="paragraph" style:parent-style-name="Standard" style:master-page-name="Standard">
      <style:paragraph-properties style:page-number="auto"/>
      <style:text-properties fo:font-size="8pt" style:font-size-asian="7pt" style:font-size-complex="8pt"/>
    </style:style>
    <style:style style:name="P33" style:family="paragraph" style:parent-style-name="Standard">
      <style:paragraph-properties fo:line-height="0.088cm" style:snap-to-layout-grid="false"/>
      <style:text-properties fo:font-size="12pt" style:font-size-asian="12pt" style:font-size-complex="12pt"/>
    </style:style>
    <style:style style:name="P34" style:family="paragraph" style:parent-style-name="Standard">
      <style:paragraph-properties fo:line-height="0.088cm" style:snap-to-layout-grid="false"/>
      <style:text-properties fo:font-size="12pt" officeooo:paragraph-rsid="000b4a09" style:font-size-asian="12pt" style:font-size-complex="12pt"/>
    </style:style>
    <style:style style:name="P35" style:family="paragraph" style:parent-style-name="Standard">
      <style:paragraph-properties fo:line-height="0.088cm" style:snap-to-layout-grid="false"/>
      <style:text-properties fo:font-size="12pt" officeooo:paragraph-rsid="000d1b76" style:font-size-asian="12pt" style:font-size-complex="12pt"/>
    </style:style>
    <style:style style:name="P36" style:family="paragraph" style:parent-style-name="Standard">
      <style:paragraph-properties fo:line-height="0.088cm" fo:text-align="start" style:justify-single-word="false" style:snap-to-layout-grid="false"/>
      <style:text-properties fo:font-size="12pt" style:font-size-asian="12pt" style:font-size-complex="12pt"/>
    </style:style>
    <style:style style:name="P37" style:family="paragraph" style:parent-style-name="Standard">
      <style:paragraph-properties fo:line-height="0.088cm" style:snap-to-layout-grid="false"/>
      <style:text-properties officeooo:paragraph-rsid="000d1b76"/>
    </style:style>
    <style:style style:name="P38" style:family="paragraph" style:parent-style-name="Standard">
      <style:paragraph-properties style:snap-to-layout-grid="false"/>
      <style:text-properties officeooo:paragraph-rsid="000d1b76"/>
    </style:style>
    <style:style style:name="P39" style:family="paragraph" style:parent-style-name="Standard">
      <style:paragraph-properties>
        <style:tab-stops>
          <style:tab-stop style:position="3.175cm"/>
          <style:tab-stop style:position="6.033cm"/>
        </style:tab-stops>
      </style:paragraph-properties>
      <style:text-properties officeooo:paragraph-rsid="000de120"/>
    </style:style>
    <style:style style:name="P40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style:font-name-complex="Arial"/>
    </style:style>
    <style:style style:name="P41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officeooo:paragraph-rsid="000de120" style:font-name-complex="Arial"/>
    </style:style>
    <style:style style:name="P42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167713" officeooo:paragraph-rsid="000de120" style:font-name-complex="Arial"/>
    </style:style>
    <style:style style:name="P43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fo:color="#a0a0a0" fo:font-size="9pt" officeooo:paragraph-rsid="000de120"/>
    </style:style>
    <style:style style:name="P44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0de120"/>
    </style:style>
    <style:style style:name="P45" style:family="paragraph" style:parent-style-name="Footer">
      <style:paragraph-properties fo:margin-top="0cm" fo:margin-bottom="0cm" loext:contextual-spacing="false" fo:text-align="end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0de120"/>
    </style:style>
    <style:style style:name="P46" style:family="paragraph">
      <style:paragraph-properties fo:margin-top="0cm" fo:margin-bottom="0cm" fo:line-height="120%" fo:text-align="center" style:writing-mode="lr-tb">
        <style:tab-stops>
          <style:tab-stop style:position="6.804cm"/>
        </style:tab-stops>
      </style:paragraph-properties>
    </style:style>
    <style:style style:name="P47" style:family="paragraph">
      <loext:graphic-properties draw:fill="solid" draw:fill-color="#cddbe6"/>
      <style:paragraph-properties fo:margin-top="0cm" fo:margin-bottom="0cm" fo:line-height="120%" fo:text-align="center" style:writing-mode="lr-tb">
        <style:tab-stops>
          <style:tab-stop style:position="6.804cm"/>
        </style:tab-stops>
      </style:paragraph-properties>
    </style:style>
    <style:style style:name="P48" style:family="paragraph">
      <style:paragraph-properties fo:text-align="star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a0a0a0" fo:font-size="9pt"/>
    </style:style>
    <style:style style:name="T3" style:family="text">
      <style:text-properties fo:color="#a0a0a0" fo:font-size="9pt" style:text-underline-style="none" style:font-size-asian="8pt" style:font-size-complex="8pt"/>
    </style:style>
    <style:style style:name="T4" style:family="text">
      <style:text-properties fo:color="#a6a6a6" fo:font-size="9pt"/>
    </style:style>
    <style:style style:name="T5" style:family="text">
      <style:text-properties fo:color="#a6a6a6" fo:font-size="9pt" style:text-underline-style="none" style:font-size-asian="8pt" style:font-size-complex="8pt"/>
    </style:style>
    <style:style style:name="T6" style:family="text">
      <style:text-properties fo:color="#000080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color="#000000" fo:font-size="8pt" style:text-underline-style="none" style:font-size-asian="8pt" style:font-size-complex="8pt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fo:font-size="8pt" style:text-underline-style="solid" style:text-underline-width="auto" style:text-underline-color="font-color" style:font-size-asian="8pt" style:font-name-complex="Arial" style:font-size-complex="8pt"/>
    </style:style>
    <style:style style:name="T10" style:family="text">
      <style:text-properties style:font-name-complex="Ari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name-complex="Arial" style:font-size-complex="12pt"/>
    </style:style>
    <style:style style:name="T13" style:family="text">
      <style:text-properties fo:font-size="18pt" style:font-size-asian="18pt" style:font-name-complex="Arial" style:font-size-complex="18pt"/>
    </style:style>
    <style:style style:name="T14" style:family="text">
      <style:text-properties style:font-name-asian="SimSun2" style:language-asian="zh" style:country-asian="CN" style:font-name-complex="Arial" style:font-size-complex="12pt"/>
    </style:style>
    <style:style style:name="T15" style:family="text">
      <style:text-properties style:font-name-asian="SimSun2" style:language-asian="zh" style:country-asian="CN" style:font-size-complex="12pt"/>
    </style:style>
    <style:style style:name="T16" style:family="text">
      <style:text-properties fo:font-weight="bold" style:font-weight-asian="bold" style:font-name-complex="Arial"/>
    </style:style>
    <style:style style:name="T17" style:family="text">
      <style:text-properties fo:font-style="italic" style:font-style-asian="italic" style:font-name-complex="Arial"/>
    </style:style>
    <style:style style:name="T18" style:family="text">
      <style:text-properties fo:color="#ff0000" fo:font-style="italic" style:font-style-asian="italic" style:font-name-complex="Arial"/>
    </style:style>
    <style:style style:name="T19" style:family="text">
      <style:text-properties fo:font-size="11pt" style:font-size-asian="11pt" style:font-name-complex="Arial" style:font-size-complex="11pt"/>
    </style:style>
    <style:style style:name="T20" style:family="text">
      <style:text-properties fo:font-size="10pt" style:font-size-asian="10pt" style:font-name-complex="Arial" style:font-size-complex="10pt"/>
    </style:style>
    <style:style style:name="T21" style:family="text">
      <style:text-properties fo:font-size="10pt" style:text-underline-style="solid" style:text-underline-width="auto" style:text-underline-color="font-color" style:font-size-asian="10pt" style:font-name-complex="Arial" style:font-size-complex="1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892e9"/>
    </style:style>
    <style:style style:name="T24" style:family="text">
      <style:text-properties style:text-underline-style="solid" style:text-underline-width="auto" style:text-underline-color="font-color" officeooo:rsid="001892e9" style:font-name-complex="Arial"/>
    </style:style>
    <style:style style:name="T25" style:family="text">
      <style:text-properties style:text-underline-style="solid" style:text-underline-width="auto" style:text-underline-color="font-color" officeooo:rsid="001be1a8"/>
    </style:style>
    <style:style style:name="T26" style:family="text">
      <style:text-properties style:text-underline-style="solid" style:text-underline-width="auto" style:text-underline-color="font-color" officeooo:rsid="00167713"/>
    </style:style>
    <style:style style:name="T27" style:family="text">
      <style:text-properties style:use-window-font-color="true" style:text-underline-style="none" officeooo:rsid="00167713"/>
    </style:style>
    <style:style style:name="T28" style:family="text">
      <style:text-properties officeooo:rsid="001c916b"/>
    </style:style>
    <style:style style:name="T29" style:family="text">
      <style:text-properties officeooo:rsid="000d1b76"/>
    </style:style>
    <style:style style:name="T30" style:family="text">
      <style:text-properties fo:color="#0a579f" style:font-name="Arial" fo:font-size="13pt" fo:language="fr" fo:country="FR" fo:font-weight="bold" style:font-name-asian="Calibri" style:font-size-asian="13pt" style:font-weight-asian="bold" style:font-name-complex="Arial" style:font-size-complex="13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95a7b9" draw:stroke-linejoin="miter" draw:fill="solid" draw:fill-color="#cddbe6" draw:textarea-horizontal-align="justify" draw:textarea-vertical-align="middle" draw:auto-grow-height="true" fo:min-height="0cm" fo:min-width="0cm" fo:padding-top="0.127cm" fo:padding-bottom="0.127cm" fo:padding-left="0.254cm" fo:padding-right="0.254cm" fo:wrap-option="wrap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ACocher1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custom-shape text:anchor-type="char" draw:z-index="0" draw:name="Rectangle à coins arrondis 1" draw:style-name="gr1" draw:text-style-name="P47" svg:width="16.851cm" svg:height="1.682cm" svg:x="0.092cm" svg:y="-0.208cm"><text:p text:style-name="P46"><text:span text:style-name="T30">Autorisation d’enregistrement de l’image/de la voix </text:span></text:p><text:p text:style-name="P46"><text:span text:style-name="T30">(Personne majeure ou mineure émancipée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La présente demande est destinée à recueillir le consentement et les autorisations nécessaires dans le cadre du projet spécifié ci-dessous, étant entendu que les objectifs de ce projet ont été préalablement expliqués au majeur.</text:p>
      <text:h text:style-name="Heading_20_1" text:outline-level="1">Désignation du projet audiovisuel</text:h>
      <text:p text:style-name="P23"><text:span text:style-name="T10">Projet pédagogique concerné (désignation sommaire) : </text:span><text:span text:style-name="T24">Création d’un site internet pour présenter <text:s text:c="26"/></text:span></text:p>
      <text:p text:style-name="P22"><text:span text:style-name="T23">l’association </text:span><text:span text:style-name="T25">et</text:span><text:span text:style-name="T23"> de permettre une gestion du matériel.</text:span><text:span text:style-name="T22"> <text:s text:c="89"/></text:span></text:p>
      <text:p text:style-name="P22">Nom et adresse de l’établissement : <text:span text:style-name="T26">Canhumanitaire, 20 Boulevard Marcel Sembat, 69200 Vénissieux <text:s text:c="16"/></text:span></text:p>
      <text:p text:style-name="P23"><text:span text:style-name="T20">Titre de l’œuvre, si applicable : </text:span><text:span text:style-name="T21"><text:s text:c="166"/></text:span><text:span text:style-name="T9"><text:s text:c="3"/></text:span><text:span text:style-name="T8">(provisoire ou définitif)</text:span></text:p>
      <text:h text:style-name="Heading_20_1" text:outline-level="1">Modes d’exploitation envisagé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7">Support</text:p>
          </table:table-cell>
          <table:table-cell table:style-name="Tableau1.A1" office:value-type="string">
            <text:p text:style-name="P27">Durée</text:p>
          </table:table-cell>
          <table:table-cell table:style-name="Tableau1.A1" office:value-type="string">
            <text:p text:style-name="P27">Étendue de la diffusion</text:p>
          </table:table-cell>
          <table:table-cell table:style-name="Tableau1.D1" office:value-type="string">
            <text:p text:style-name="P27">Prix</text:p>
          </table:table-cell>
        </table:table-row>
        <table:table-row table:style-name="Tableau1.1">
          <table:table-cell table:style-name="Tableau1.A2" office:value-type="string">
            <text:p text:style-name="P33"/>
            <text:p text:style-name="P4"><text:span text:style-name="T11"><draw:control text:anchor-type="as-char" draw:z-index="4" draw:style-name="gr2" draw:text-style-name="P48" svg:width="0.32cm" svg:height="0.32cm" draw:control="control3"/></text:span><text:span text:style-name="T13"><text:s/></text:span>En ligne</text:p>
          </table:table-cell>
          <table:table-cell table:style-name="Tableau1.A1" office:value-type="string">
            <text:p text:style-name="P19">Indéterminée</text:p>
          </table:table-cell>
          <table:table-cell table:style-name="Tableau1.A2" office:value-type="string">
            <text:p text:style-name="P33"/>
            <text:p text:style-name="P4"><text:span text:style-name="T11"><draw:control text:anchor-type="as-char" draw:z-index="5" draw:style-name="gr2" draw:text-style-name="P48" svg:width="0.32cm" svg:height="0.32cm" draw:control="control4"/></text:span><text:span text:style-name="T12"><text:s/></text:span>Internet (monde entier)</text:p>
            <text:p text:style-name="P18"><text:span text:style-name="T11"><draw:control text:anchor-type="as-char" draw:z-index="6" draw:style-name="gr2" draw:text-style-name="P48" svg:width="0.32cm" svg:height="0.32cm" draw:control="control5"/></text:span><text:span text:style-name="T12"><text:s/></text:span>Extranet<text:tab/><text:span text:style-name="T11"><draw:control text:anchor-type="as-char" draw:z-index="7" draw:style-name="gr2" draw:text-style-name="P48" svg:width="0.32cm" svg:height="0.32cm" draw:control="control6"/></text:span><text:span text:style-name="T12"> </text:span>Intranet</text:p>
            <text:p text:style-name="P8">Précisez le(s) site(s) : <text:a xlink:type="simple" xlink:href="http://canhumanitaire.fr/" text:style-name="Internet_20_link" text:visited-style-name="Visited_20_Internet_20_Link"><text:span text:style-name="T27">canhumanitaire.fr</text:span></text:a></text:p>
          </table:table-cell>
          <table:table-cell table:style-name="Tableau1.D1" office:value-type="string">
            <text:p text:style-name="P7"><text:tab/></text:p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5"/>
            <text:p text:style-name="P38"><text:span text:style-name="T11"><draw:control text:anchor-type="as-char" draw:z-index="13" draw:style-name="gr2" draw:text-style-name="P48" svg:width="0.32cm" svg:height="0.32cm" draw:control="control12"/></text:span><text:span text:style-name="T13"><text:s/></text:span><text:span text:style-name="T29">DVD</text:span></text:p>
          </table:table-cell>
          <table:table-cell table:style-name="Tableau1.A1" office:value-type="string">
            <text:p text:style-name="P7"><text:tab/></text:p>
          </table:table-cell>
          <table:table-cell table:style-name="Tableau1.A1" office:value-type="string">
            <text:p text:style-name="P20"><text:tab/></text:p>
          </table:table-cell>
          <table:table-cell table:style-name="Tableau1.D1" office:value-type="string">
            <text:p text:style-name="P7"><text:tab/></text:p>
          </table:table-cell>
        </table:table-row>
        <table:table-row table:style-name="Tableau1.1">
          <table:table-cell table:style-name="Tableau1.A2" office:value-type="string">
            <text:p text:style-name="P33"/>
            <text:p text:style-name="P5"><text:span text:style-name="T11"><draw:control text:anchor-type="as-char" draw:z-index="8" draw:style-name="gr2" draw:text-style-name="P48" svg:width="0.32cm" svg:height="0.32cm" draw:control="control7"/></text:span><text:span text:style-name="T13"><text:s/></text:span>Projection collective</text:p>
          </table:table-cell>
          <table:table-cell table:style-name="Tableau1.A1" office:value-type="string">
            <text:p text:style-name="P7"><text:tab/></text:p>
          </table:table-cell>
          <table:table-cell table:style-name="Tableau1.A2" office:value-type="string">
            <text:p text:style-name="P36"/>
            <text:p text:style-name="P17"><text:span text:style-name="T11"><draw:control text:anchor-type="as-char" draw:z-index="9" draw:style-name="gr2" draw:text-style-name="P48" svg:width="0.32cm" svg:height="0.32cm" draw:control="control8"/></text:span><text:span text:style-name="T12"><text:s/></text:span>Pour un usage collectif dans les classes des  élèves enregistrés</text:p>
            <text:p text:style-name="P16"><text:span text:style-name="T11"><draw:control text:anchor-type="as-char" draw:z-index="10" draw:style-name="gr2" draw:text-style-name="P48" svg:width="0.32cm" svg:height="0.32cm" draw:control="control9"/></text:span><text:span text:style-name="T12"><text:s/></text:span>Autres usages institutionnels à vocation éducative, de formation ou de recherche</text:p>
            <text:p text:style-name="P16"><text:span text:style-name="T11"><draw:control text:anchor-type="as-char" draw:z-index="11" draw:style-name="gr2" draw:text-style-name="P48" svg:width="0.32cm" svg:height="0.32cm" draw:control="control10"/></text:span><text:span text:style-name="T12"><text:s/></text:span>Usages de communication externe d<text:span text:style-name="T28">e </text:span>l’institution</text:p>
          </table:table-cell>
          <table:table-cell table:style-name="Tableau1.D4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3"/>
            <text:p text:style-name="P4"><text:span text:style-name="T11"><draw:control text:anchor-type="as-char" draw:z-index="12" draw:style-name="gr2" draw:text-style-name="P48" svg:width="0.32cm" svg:height="0.32cm" draw:control="control11"/></text:span><text:span text:style-name="T13"><text:s/></text:span>Autre (précisez)</text:p>
            <text:p text:style-name="P9"><text:tab/></text:p>
          </table:table-cell>
          <table:table-cell table:style-name="Tableau1.A1" office:value-type="string">
            <text:p text:style-name="P7"/>
            <text:p text:style-name="P6"><text:tab/></text:p>
          </table:table-cell>
          <table:table-cell table:style-name="Tableau1.A2" office:value-type="string">
            <text:p text:style-name="P4"/>
          </table:table-cell>
          <table:table-cell table:style-name="Tableau1.D1" office:value-type="string">
            <text:p text:style-name="P7"/>
            <text:p text:style-name="P6"><text:tab/></text:p>
          </table:table-cell>
        </table:table-row>
      </table:table>
      <text:h text:style-name="Heading_20_1" text:outline-level="1">Autorisation du majeur</text:h>
      <text:p text:style-name="P24">Vu le Code civil, en particulier son article 9, sur le respect de la vie privée,</text:p>
      <text:p text:style-name="P25">Vu le Code de la propriété intellectuelle,<text:tab/></text:p>
      <text:p text:style-name="P15">La présente autorisation est soumise à votre signature, pour la fixation sur support audiovisuel et la publication de votre image et/ou de votre voix dans le cadre du projet désigné au paragraphe 1 et pour les modes d’exploitation désignés au paragraphe 2.</text:p>
      <text:p text:style-name="P41">L’enregistrement de votre image sera réalisé sous l’autorité de <text:line-break/>(nom du producteur ou du bénéficiaire de l’autorisation/statut juridique/adresse) : <text:span text:style-name="T22"><text:s text:c="54"/></text:span></text:p>
      <text:p text:style-name="P42">Association Canhumanitaire, 20 Boulevard Marcel Sembat, 69200 Vénissieux <text:s text:c="48"/></text:p>
      <text:p text:style-name="P21"/>
      <text:p text:style-name="P21"><text:soft-page-break/>L’enregistrement aura lieu aux dates/moments et lieux indiqués ci-après :</text:p>
      <text:p text:style-name="P41">Date(s) d’enregistrement : <text:span text:style-name="T22"><text:s text:c="136"/></text:span></text:p>
      <text:p text:style-name="P41">Lieu(x) d’enregistrement : <text:span text:style-name="T26">Association Canhumanitaire, 20 Boulevard Marcel Sembat, 69200 Vénissieux <text:s text:c="7"/></text:span></text:p>
      <text:p text:style-name="P10"><text:span text:style-name="T10">Le producteur de l’œuvre audiovisuelle créée ou le bénéficiaire de l’enregistrement exercera l’intégralité des droits d’exploitation attachés à cette œuvre/cet enregistrement. L’œuvre/l’enregistrement demeurera sa propriété exclusive. </text:span>Le producteur/le bénéficiaire de l’autorisation, s’interdit expressément de céder les présentes autorisations à un tiers.</text:p>
      <text:p text:style-name="Standard">Il s’interdit également de procéder à une exploitation illicite, ou non prévue ci-avant, de l’enregistrement de votre image et/ou de votre voix susceptible de porter atteinte à votre dignité, votre réputation ou à votre vie privée et toute autre exploitation préjudiciable selon les lois et règlements en vigueur.</text:p>
      <text:p text:style-name="Standard"><text:span text:style-name="T10">Dans le contexte pédagogique défini, l’enregistrement ne pourra donner lieu à aucune rémunération ou contrepartie sous quelque forme que ce soit.</text:span><text:span text:style-name="T14"> Cette acceptation expresse est définitive et exclut toute demande de rémunération ultérieure</text:span><text:span text:style-name="T15">.</text:span></text:p>
      <text:p text:style-name="P13"/>
      <text:p text:style-name="P11"><text:span text:style-name="T16">Je soussigné(e)</text:span><text:span text:style-name="T10"> </text:span><text:span text:style-name="T17">(prénom, nom)</text:span><text:span text:style-name="T18">…</text:span><text:span text:style-name="T10">……………………………………………………........................................... </text:span></text:p>
      <text:p text:style-name="P12"><text:span text:style-name="T16">déclare être majeur(e) - mineur(e) émancipé(e)</text:span><text:span text:style-name="T10"><text:tab/>(rayez la mention inutile)</text:span><text:span text:style-name="T16"><text:line-break/></text:span></text:p>
      <text:p text:style-name="P29">Je reconnais être entièrement investi(e) de mes droits personnels. Je reconnais expressément n’être lié(e) par aucun contrat exclusif pour l’utilisation de mon image et/ou de ma voix, voire de mon nom.</text:p>
      <text:p text:style-name="P14"/>
      <text:p text:style-name="P39"><text:span text:style-name="T16">Je reconnais avoir pris connaissance des informations ci-dessus et donne mon accord pour la fixation et l’utilisation de mon image,</text:span><text:span text:style-name="T10"> </text:span><text:span text:style-name="T16">dans le cadre exclusif du projet exposé ci-avant :</text:span></text:p>
      <text:p text:style-name="P39"><text:span text:style-name="T16"><text:tab/></text:span><text:span text:style-name="T11"><draw:control text:anchor-type="as-char" draw:z-index="1" draw:style-name="gr2" draw:text-style-name="P48" svg:width="0.32cm" svg:height="0.32cm" draw:control="control1"/></text:span> <text:span text:style-name="T19">OUI <text:tab/></text:span><text:span text:style-name="T11"><draw:control text:anchor-type="as-char" draw:z-index="2" draw:style-name="gr2" draw:text-style-name="P48" svg:width="0.32cm" svg:height="0.32cm" draw:control="control2"/></text:span> <text:span text:style-name="T19">NON</text:span></text:p>
      <text:p text:style-name="P30">Fait en autant d’originaux que de signataires.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1">Fait à :<text:tab/><text:tab/> <text:s text:c="10"/>Signature du majeur ou du mineur émancipé :</text:p>
            <text:p text:style-name="P26">Le (date) :<text:tab/><text:tab/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2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next-style-name="Standard" style:default-outline-level="1" style:class="text">
      <style:paragraph-properties fo:margin-left="0.76cm" fo:margin-right="0cm" fo:margin-top="0.423cm" fo:margin-bottom="0.212cm" loext:contextual-spacing="false" fo:orphans="2" fo:widows="2" fo:text-indent="-0.76cm" style:auto-text-indent="false"/>
      <style:text-properties style:use-window-font-color="true" style:font-name="Helvetica" fo:font-family="Helvetica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language="fr" fo:country="FR" fo:font-weight="bold" style:font-name-asian="Arial" style:font-family-asian="Arial" style:font-family-generic-asian="swiss" style:font-pitch-asian="variable" style:font-size-asian="10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margin-top="0.212cm" fo:margin-bottom="0.212cm" loext:contextual-spacing="false" fo:orphans="2" fo:widows="2"/>
      <style:text-properties style:use-window-font-color="true" style:font-name="Helvetica" fo:font-family="Helvetica" style:font-family-generic="swiss" style:font-pitch="variable" fo:font-size="10pt" fo:language="fr" fo:country="FR" fo:font-style="italic" fo:font-weight="bold" style:font-name-asian="Arial" style:font-family-asian="Arial" style:font-family-generic-asian="swiss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s" style:display-name="Explorateur de documents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_20_à_20_puces" style:display-name="Liste à puces" style:family="paragraph" style:parent-style-name="Standard" style:list-style-name="WW8Num11"/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itre_20_tableau" style:display-name="Titre tableau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ITRE" style:family="paragraph" style:parent-style-name="Standard">
      <style:paragraph-properties fo:margin-left="5.752cm" fo:margin-right="0cm" fo:margin-top="0cm" fo:margin-bottom="0cm" loext:contextual-spacing="false" fo:text-align="center" style:justify-single-word="false" fo:text-indent="-1.251cm" style:auto-text-indent="false"/>
      <style:text-properties fo:font-size="14pt" fo:font-weight="bold" style:font-size-asian="14pt" style:font-weight-asian="bold" style:font-weight-complex="bold"/>
    </style:style>
    <style:style style:name="Encadré_20_central" style:display-name="Encadré central" style:family="paragraph" style:parent-style-name="Standard">
      <style:paragraph-properties fo:margin-left="4.501cm" fo:margin-right="0cm" fo:margin-top="0cm" fo:margin-bottom="0cm" loext:contextual-spacing="false" fo:text-indent="0cm" style:auto-text-indent="false" fo:padding-left="0.141cm" fo:padding-right="0.141cm" fo:padding-top="0.035cm" fo:padding-bottom="0.035cm" fo:border="0.51pt solid #000000"/>
    </style:style>
    <style:style style:name="Encadré_20_signature" style:display-name="Encadré signature" style:family="paragraph" style:parent-style-name="Encadré_20_central">
      <style:paragraph-properties fo:margin-left="8.001cm" fo:margin-right="0cm" fo:margin-top="0cm" fo:margin-bottom="0cm" loext:contextual-spacing="false" fo:text-indent="0cm" style:auto-text-indent="false"/>
    </style:style>
    <style:style style:name="IR_20_Titre_20_doc" style:display-name="IR Titre doc" style:family="paragraph" style:parent-style-name="Standard">
      <style:paragraph-properties fo:margin-top="0cm" fo:margin-bottom="0cm" loext:contextual-spacing="false" fo:line-height="120%" fo:text-align="center" style:justify-single-word="false">
        <style:tab-stops>
          <style:tab-stop style:position="12.002cm"/>
        </style:tab-stops>
      </style:paragraph-properties>
      <style:text-properties fo:color="#365f91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Arial" fo:font-family="Arial" style:font-family-generic="swiss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Page_20_Number" style:display-name="Page Number" style:family="text" style:parent-style-name="Police_20_par_20_défaut"/>
    <style:style style:name="IR_20_Titre_20_doc_20_Car" style:display-name="IR Titre doc Car" style:family="text">
      <style:text-properties fo:color="#365f91" style:font-name="Arial" fo:font-family="Arial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96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96cm" style:type="right"/>
        </style:tab-stops>
      </style:paragraph-properties>
      <style:text-properties fo:font-size="9pt" fo:language="zxx" fo:country="none" style:font-size-asian="9pt" style:language-asian="zxx" style:country-asian="none" style:font-size-complex="9pt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fo:color="#a0a0a0" fo:font-size="9pt" officeooo:paragraph-rsid="000de120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0de120"/>
    </style:style>
    <style:style style:name="MP5" style:family="paragraph" style:parent-style-name="Footer">
      <style:paragraph-properties fo:margin-top="0cm" fo:margin-bottom="0cm" loext:contextual-spacing="false" fo:text-align="end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0de120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a0a0a0" fo:font-size="9pt"/>
    </style:style>
    <style:style style:name="MT3" style:family="text">
      <style:text-properties fo:color="#a0a0a0" fo:font-size="9pt" style:text-underline-style="none" style:font-size-asian="8pt" style:font-size-complex="8pt"/>
    </style:style>
    <style:style style:name="MT4" style:family="text">
      <style:text-properties fo:color="#a6a6a6" fo:font-size="9pt"/>
    </style:style>
    <style:style style:name="MT5" style:family="text">
      <style:text-properties fo:color="#000000" fo:font-size="8pt" style:text-underline-style="none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626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51cm" fo:margin-left="0cm" fo:margin-right="0cm" fo:margin-bottom="0cm" style:dynamic-spacing="true"/>
      </style:header-style>
      <style:footer-style>
        <style:header-footer-properties svg:height="1.531cm" fo:margin-left="0cm" fo:margin-right="0cm" fo:margin-top="0.08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révision : février 2017</text:span><text:tab/><text:tab/><draw:frame draw:style-name="Mfr1" draw:name="images1" text:anchor-type="as-char" svg:width="3.136cm" svg:height="0.529cm" draw:z-index="3"><draw:image xlink:href="Pictures/10000000000001100000003D8A85F52F9E15E3CA.png" xlink:type="simple" xlink:show="embed" xlink:actuate="onLoad" loext:mime-type="image/png"/></draw:frame></text:p>
      </style:header>
      <style:header-left>
        <text:p text:style-name="MP2">Date de révision : février 2017</text:p>
      </style:header-left>
      <style:footer>
        <text:p text:style-name="MP3"><draw:frame draw:style-name="Mfr2" draw:name="images3" text:anchor-type="paragraph" svg:x="15.215cm" svg:y="0.025cm" svg:width="2.051cm" svg:height="0.774cm" draw:z-index="15"><draw:image xlink:href="Pictures/10000201000000830000002E7DD2CE388B68599E.png" xlink:type="simple" xlink:show="embed" xlink:actuate="onLoad" loext:mime-type="image/png"/></draw:frame></text:p>
        <text:p text:style-name="MP4"><text:span text:style-name="Emphasis"><text:span text:style-name="MT2">Document réalisé d'après un formulaire publié sur</text:span></text:span></text:p>
        <text:p text:style-name="MP4"><text:a xlink:type="simple" xlink:href="http://eduscol.education.fr/internet-responsable/" text:style-name="Internet_20_link" text:visited-style-name="Visited_20_Internet_20_Link"><text:span text:style-name="Page_20_Number"><text:span text:style-name="MT3">http://eduscol.education.fr/internet-responsable/</text:span></text:span></text:a><text:span text:style-name="Emphasis"><text:span text:style-name="MT2"> et mis à disposition sous </text:span></text:span><text:a xlink:type="simple" xlink:href="http://creativecommons.org/licenses/by-sa/3.0/fr/" text:style-name="Internet_20_link" text:visited-style-name="Visited_20_Internet_20_Link"><text:span text:style-name="Emphasis"><text:span text:style-name="MT4">licence CC BY-SA</text:span></text:span></text:a></text:p>
        <text:p text:style-name="MP5"><text:span text:style-name="Page_20_Number"><text:span text:style-name="MT5"><text:page-number text:select-page="current">2</text:page-number></text:span></text:span><text:span text:style-name="Page_20_Number"><text:span text:style-name="MT5">/</text:span></text:span><text:span text:style-name="Page_20_Number"><text:span text:style-name="MT5"><text:page-count>2</text:page-count></text:span></text:span><text:span text:style-name="Page_20_Number"><text:span text:style-name="MT5"> 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ascal.boyadjian</meta:initial-creator>
    <meta:creation-date>2012-12-17T17:43:00</meta:creation-date>
    <dc:date>2019-06-10T18:10:59.011000000</dc:date>
    <meta:print-date>2013-02-01T16:08:08.93</meta:print-date>
    <meta:editing-cycles>23</meta:editing-cycles>
    <meta:editing-duration>PT8H14M36S</meta:editing-duration>
    <meta:generator>LibreOffice/6.2.4.2$Windows_X86_64 LibreOffice_project/2412653d852ce75f65fbfa83fb7e7b669a126d64</meta:generator>
    <meta:printed-by>E D</meta:printed-by>
    <meta:document-statistic meta:table-count="2" meta:image-count="2" meta:object-count="0" meta:page-count="2" meta:paragraph-count="56" meta:word-count="505" meta:character-count="4162" meta:non-whitespace-character-count="3110"/>
  </office:meta>
</office:document-meta>
</file>